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fur Nerd Font" svg:font-family="'Monofur Nerd Font'" style:font-pitch="fixed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Sans" svg:font-family="SourceSans" style:font-family-generic="swiss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7.08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Parcela</text:p>
          </table:table-cell>
          <table:table-cell table:style-name="ce1" office:value-type="string" calcext:value-type="string">
            <text:p>Prestação</text:p>
          </table:table-cell>
          <table:table-cell table:style-name="ce1" office:value-type="string" calcext:value-type="string">
            <text:p>Juros</text:p>
          </table:table-cell>
          <table:table-cell table:style-name="ce1" office:value-type="string" calcext:value-type="string">
            <text:p>Amortização</text:p>
          </table:table-cell>
          <table:table-cell table:style-name="ce1" office:value-type="string" calcext:value-type="string">
            <text:p>Saldo Devedor</text:p>
          </table:table-cell>
          <table:table-cell/>
          <table:table-cell table:style-name="ce4" office:value-type="string" calcext:value-type="string">
            <text:p>Número de parcelas →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+[.C2]" office:value-type="float" office:value="12355.6284363304" calcext:value-type="float">
            <text:p>12.355,63</text:p>
          </table:table-cell>
          <table:table-cell table:formula="of:=[.$E2]*([.$H$3] -1)" office:value-type="float" office:value="3022.29510299703" calcext:value-type="float">
            <text:p>3.022,3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[.$H$4]" office:value-type="float" office:value="280000" calcext:value-type="float">
            <text:p>280.000,00</text:p>
          </table:table-cell>
          <table:table-cell/>
          <table:table-cell table:style-name="ce4" office:value-type="string" calcext:value-type="string">
            <text:p>Fator correção a.a. →</text:p>
          </table:table-cell>
          <table:table-cell table:style-name="ce6" office:value-type="float" office:value="1.1375" calcext:value-type="float">
            <text:p>1,1375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3]+[.C3]" office:value-type="float" office:value="12253.4457302915" calcext:value-type="float">
            <text:p>12.253,45</text:p>
          </table:table-cell>
          <table:table-cell table:formula="of:=[.$E3]*([.$H$3] -1)" office:value-type="float" office:value="2920.11239695821" calcext:value-type="float">
            <text:p>2.920,11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]-[.B2])*[.$H$3]" office:value-type="float" office:value="270533.301111961" calcext:value-type="float">
            <text:p>270.533,30</text:p>
          </table:table-cell>
          <table:table-cell/>
          <table:table-cell table:style-name="ce4" office:value-type="string" calcext:value-type="string">
            <text:p>Fator correção a.m. →</text:p>
          </table:table-cell>
          <table:table-cell table:style-name="ce6" table:formula="of:=POWER([.$H$2];1/12)" office:value-type="float" office:value="1.01079391108213" calcext:value-type="float">
            <text:p>1,010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4]+[.C4]" office:value-type="float" office:value="12151.2749294082" calcext:value-type="float">
            <text:p>12.151,27</text:p>
          </table:table-cell>
          <table:table-cell table:formula="of:=[.$E4]*([.$H$3] -1)" office:value-type="float" office:value="2817.94159607489" calcext:value-type="float">
            <text:p>2.817,94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3]-[.B3])*[.$H$3]" office:value-type="float" office:value="261067.705174965" calcext:value-type="float">
            <text:p>261.067,71</text:p>
          </table:table-cell>
          <table:table-cell/>
          <table:table-cell table:style-name="ce5" office:value-type="string" calcext:value-type="string">
            <text:p>Saldo Inicial →</text:p>
          </table:table-cell>
          <table:table-cell table:style-name="ce3" office:value-type="float" office:value="280000" calcext:value-type="float">
            <text:p>280.000,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]+[.C5]" office:value-type="float" office:value="12049.1160322933" calcext:value-type="float">
            <text:p>12.049,12</text:p>
          </table:table-cell>
          <table:table-cell table:formula="of:=[.$E5]*([.$H$3] -1)" office:value-type="float" office:value="2715.78269896" calcext:value-type="float">
            <text:p>2.715,78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4]-[.B4])*[.$H$3]" office:value-type="float" office:value="251603.212060509" calcext:value-type="float">
            <text:p>251.603,2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6]+[.C6]" office:value-type="float" office:value="11946.96903756" calcext:value-type="float">
            <text:p>11.946,97</text:p>
          </table:table-cell>
          <table:table-cell table:formula="of:=[.$E6]*([.$H$3] -1)" office:value-type="float" office:value="2613.63570422665" calcext:value-type="float">
            <text:p>2.613,64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5]-[.B5])*[.$H$3]" office:value-type="float" office:value="242139.821640105" calcext:value-type="float">
            <text:p>242.139,82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7]+[.C7]" office:value-type="float" office:value="11844.8339438215" calcext:value-type="float">
            <text:p>11.844,83</text:p>
          </table:table-cell>
          <table:table-cell table:formula="of:=[.$E7]*([.$H$3] -1)" office:value-type="float" office:value="2511.50061048813" calcext:value-type="float">
            <text:p>2.511,5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6]-[.B6])*[.$H$3]" office:value-type="float" office:value="232677.533785279" calcext:value-type="float">
            <text:p>232.677,53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8]+[.C8]" office:value-type="float" office:value="11742.7107496912" calcext:value-type="float">
            <text:p>11.742,71</text:p>
          </table:table-cell>
          <table:table-cell table:formula="of:=[.$E8]*([.$H$3] -1)" office:value-type="float" office:value="2409.37741635785" calcext:value-type="float">
            <text:p>2.409,38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7]-[.B7])*[.$H$3]" office:value-type="float" office:value="223216.348367574" calcext:value-type="float">
            <text:p>223.216,35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9]+[.C9]" office:value-type="float" office:value="11640.5994537827" calcext:value-type="float">
            <text:p>11.640,60</text:p>
          </table:table-cell>
          <table:table-cell table:formula="of:=[.$E9]*([.$H$3] -1)" office:value-type="float" office:value="2307.26612044941" calcext:value-type="float">
            <text:p>2.307,27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8]-[.B8])*[.$H$3]" office:value-type="float" office:value="213756.265258545" calcext:value-type="float">
            <text:p>213.756,27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0]+[.C10]" office:value-type="float" office:value="11538.5000547099" calcext:value-type="float">
            <text:p>11.538,50</text:p>
          </table:table-cell>
          <table:table-cell table:formula="of:=[.$E10]*([.$H$3] -1)" office:value-type="float" office:value="2205.16672137657" calcext:value-type="float">
            <text:p>2.205,17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9]-[.B9])*[.$H$3]" office:value-type="float" office:value="204297.284329765" calcext:value-type="float">
            <text:p>204.297,28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1]+[.C11]" office:value-type="float" office:value="11436.4125510866" calcext:value-type="float">
            <text:p>11.436,41</text:p>
          </table:table-cell>
          <table:table-cell table:formula="of:=[.$E11]*([.$H$3] -1)" office:value-type="float" office:value="2103.07921775325" calcext:value-type="float">
            <text:p>2.103,08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0]-[.B10])*[.$H$3]" office:value-type="float" office:value="194839.40545282" calcext:value-type="float">
            <text:p>194.839,41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2]+[.C12]" office:value-type="float" office:value="11334.3369415269" calcext:value-type="float">
            <text:p>11.334,34</text:p>
          </table:table-cell>
          <table:table-cell table:formula="of:=[.$E12]*([.$H$3] -1)" office:value-type="float" office:value="2001.00360819352" calcext:value-type="float">
            <text:p>2.001,0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1]-[.B11])*[.$H$3]" office:value-type="float" office:value="185382.628499312" calcext:value-type="float">
            <text:p>185.382,63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3]+[.C13]" office:value-type="float" office:value="11232.273224645" calcext:value-type="float">
            <text:p>11.232,27</text:p>
          </table:table-cell>
          <table:table-cell table:formula="of:=[.$E13]*([.$H$3] -1)" office:value-type="float" office:value="1898.93989131163" calcext:value-type="float">
            <text:p>1.898,94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2]-[.B12])*[.$H$3]" office:value-type="float" office:value="175926.953340856" calcext:value-type="float">
            <text:p>175.926,95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4]+[.C14]" office:value-type="float" office:value="11130.2213990553" calcext:value-type="float">
            <text:p>11.130,22</text:p>
          </table:table-cell>
          <table:table-cell table:formula="of:=[.$E14]*([.$H$3] -1)" office:value-type="float" office:value="1796.88806572198" calcext:value-type="float">
            <text:p>1.796,89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3]-[.B13])*[.$H$3]" office:value-type="float" office:value="166472.379849086" calcext:value-type="float">
            <text:p>166.472,38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5]+[.C15]" office:value-type="float" office:value="11028.1814633725" calcext:value-type="float">
            <text:p>11.028,18</text:p>
          </table:table-cell>
          <table:table-cell table:formula="of:=[.$E15]*([.$H$3] -1)" office:value-type="float" office:value="1694.84813003912" calcext:value-type="float">
            <text:p>1.694,85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4]-[.B14])*[.$H$3]" office:value-type="float" office:value="157018.907895647" calcext:value-type="float">
            <text:p>157.018,91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6]+[.C16]" office:value-type="float" office:value="10926.1534162111" calcext:value-type="float">
            <text:p>10.926,15</text:p>
          </table:table-cell>
          <table:table-cell table:formula="of:=[.$E16]*([.$H$3] -1)" office:value-type="float" office:value="1592.8200828778" calcext:value-type="float">
            <text:p>1.592,82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5]-[.B15])*[.$H$3]" office:value-type="float" office:value="147566.5373522" calcext:value-type="float">
            <text:p>147.566,54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7]+[.C17]" office:value-type="float" office:value="10824.1372561862" calcext:value-type="float">
            <text:p>10.824,14</text:p>
          </table:table-cell>
          <table:table-cell table:formula="of:=[.$E17]*([.$H$3] -1)" office:value-type="float" office:value="1490.80392285288" calcext:value-type="float">
            <text:p>1.490,8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6]-[.B16])*[.$H$3]" office:value-type="float" office:value="138115.268090423" calcext:value-type="float">
            <text:p>138.115,27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18]+[.C18]" office:value-type="float" office:value="10722.1329819128" calcext:value-type="float">
            <text:p>10.722,13</text:p>
          </table:table-cell>
          <table:table-cell table:formula="of:=[.$E18]*([.$H$3] -1)" office:value-type="float" office:value="1388.79964857942" calcext:value-type="float">
            <text:p>1.388,8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7]-[.B17])*[.$H$3]" office:value-type="float" office:value="128665.099982005" calcext:value-type="float">
            <text:p>128.665,10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19]+[.C19]" office:value-type="float" office:value="10620.140592006" calcext:value-type="float">
            <text:p>10.620,14</text:p>
          </table:table-cell>
          <table:table-cell table:formula="of:=[.$E19]*([.$H$3] -1)" office:value-type="float" office:value="1286.80725867263" calcext:value-type="float">
            <text:p>1.286,81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8]-[.B18])*[.$H$3]" office:value-type="float" office:value="119216.032898654" calcext:value-type="float">
            <text:p>119.216,03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0]+[.C20]" office:value-type="float" office:value="10518.1600850812" calcext:value-type="float">
            <text:p>10.518,16</text:p>
          </table:table-cell>
          <table:table-cell table:formula="of:=[.$E20]*([.$H$3] -1)" office:value-type="float" office:value="1184.82675174787" calcext:value-type="float">
            <text:p>1.184,83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19]-[.B19])*[.$H$3]" office:value-type="float" office:value="109768.066712091" calcext:value-type="float">
            <text:p>109.768,07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1]+[.C21]" office:value-type="float" office:value="10416.191459754" calcext:value-type="float">
            <text:p>10.416,19</text:p>
          </table:table-cell>
          <table:table-cell table:formula="of:=[.$E21]*([.$H$3] -1)" office:value-type="float" office:value="1082.85812642068" calcext:value-type="float">
            <text:p>1.082,86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0]-[.B20])*[.$H$3]" office:value-type="float" office:value="100321.201294052" calcext:value-type="float">
            <text:p>100.321,20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2]+[.C22]" office:value-type="float" office:value="10314.2347146401" calcext:value-type="float">
            <text:p>10.314,23</text:p>
          </table:table-cell>
          <table:table-cell table:formula="of:=[.$E22]*([.$H$3] -1)" office:value-type="float" office:value="980.901381306759" calcext:value-type="float">
            <text:p>980,9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1]-[.B21])*[.$H$3]" office:value-type="float" office:value="90875.4365162875" calcext:value-type="float">
            <text:p>90.875,44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3]+[.C23]" office:value-type="float" office:value="10212.2898483553" calcext:value-type="float">
            <text:p>10.212,29</text:p>
          </table:table-cell>
          <table:table-cell table:formula="of:=[.$E23]*([.$H$3] -1)" office:value-type="float" office:value="878.956515021949" calcext:value-type="float">
            <text:p>878,96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2]-[.B22])*[.$H$3]" office:value-type="float" office:value="81430.772250564" calcext:value-type="float">
            <text:p>81.430,77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D24]+[.C24]" office:value-type="float" office:value="10110.3568595156" calcext:value-type="float">
            <text:p>10.110,36</text:p>
          </table:table-cell>
          <table:table-cell table:formula="of:=[.$E24]*([.$H$3] -1)" office:value-type="float" office:value="777.02352618227" calcext:value-type="float">
            <text:p>777,02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3]-[.B23])*[.$H$3]" office:value-type="float" office:value="71987.2083686626" calcext:value-type="float">
            <text:p>71.987,21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D25]+[.C25]" office:value-type="float" office:value="10008.4357467372" calcext:value-type="float">
            <text:p>10.008,44</text:p>
          </table:table-cell>
          <table:table-cell table:formula="of:=[.$E25]*([.$H$3] -1)" office:value-type="float" office:value="675.102413403897" calcext:value-type="float">
            <text:p>675,1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4]-[.B24])*[.$H$3]" office:value-type="float" office:value="62544.744742379" calcext:value-type="float">
            <text:p>62.544,74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26]+[.C26]" office:value-type="float" office:value="9906.5265086365" calcext:value-type="float">
            <text:p>9.906,53</text:p>
          </table:table-cell>
          <table:table-cell table:formula="of:=[.$E26]*([.$H$3] -1)" office:value-type="float" office:value="573.193175303169" calcext:value-type="float">
            <text:p>573,19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5]-[.B25])*[.$H$3]" office:value-type="float" office:value="53103.3812435242" calcext:value-type="float">
            <text:p>53.103,38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D27]+[.C27]" office:value-type="float" office:value="9804.62914382992" calcext:value-type="float">
            <text:p>9.804,63</text:p>
          </table:table-cell>
          <table:table-cell table:formula="of:=[.$E27]*([.$H$3] -1)" office:value-type="float" office:value="471.295810496584" calcext:value-type="float">
            <text:p>471,30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6]-[.B26])*[.$H$3]" office:value-type="float" office:value="43663.1177439238" calcext:value-type="float">
            <text:p>43.663,12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D28]+[.C28]" office:value-type="float" office:value="9702.74365093414" calcext:value-type="float">
            <text:p>9.702,74</text:p>
          </table:table-cell>
          <table:table-cell table:formula="of:=[.$E28]*([.$H$3] -1)" office:value-type="float" office:value="369.410317600803" calcext:value-type="float">
            <text:p>369,41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7]-[.B27])*[.$H$3]" office:value-type="float" office:value="34223.9541154187" calcext:value-type="float">
            <text:p>34.223,95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D29]+[.C29]" office:value-type="float" office:value="9600.87002856598" calcext:value-type="float">
            <text:p>9.600,87</text:p>
          </table:table-cell>
          <table:table-cell table:formula="of:=[.$E29]*([.$H$3] -1)" office:value-type="float" office:value="267.536695232647" calcext:value-type="float">
            <text:p>267,54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8]-[.B28])*[.$H$3]" office:value-type="float" office:value="24785.8902298645" calcext:value-type="float">
            <text:p>24.785,89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D30]+[.C30]" office:value-type="float" office:value="9499.00827534243" calcext:value-type="float">
            <text:p>9.499,01</text:p>
          </table:table-cell>
          <table:table-cell table:formula="of:=[.$E30]*([.$H$3] -1)" office:value-type="float" office:value="165.674942009099" calcext:value-type="float">
            <text:p>165,67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29]-[.B29])*[.$H$3]" office:value-type="float" office:value="15348.9259591317" calcext:value-type="float">
            <text:p>15.348,93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31]+[.C31]" office:value-type="float" office:value="9397.15838988064" calcext:value-type="float">
            <text:p>9.397,16</text:p>
          </table:table-cell>
          <table:table-cell table:formula="of:=[.$E31]*([.$H$3] -1)" office:value-type="float" office:value="63.8250565473013" calcext:value-type="float">
            <text:p>63,83</text:p>
          </table:table-cell>
          <table:table-cell table:formula="of:=[.$H$4]/[.$H$1]" office:value-type="float" office:value="9333.33333333333" calcext:value-type="float">
            <text:p>9.333,33</text:p>
          </table:table-cell>
          <table:table-cell table:formula="of:=([.E30]-[.B30])*[.$H$3]" office:value-type="float" office:value="5913.06117510588" calcext:value-type="float">
            <text:p>5.913,06</text:p>
          </table:table-cell>
          <table:table-cell table:number-columns-repeated="16379"/>
        </table:table-row>
        <table:table-row table:style-name="ro1">
          <table:table-cell/>
          <table:table-cell table:formula="of:=[.D32]+[.C32]" office:value-type="float" office:value="0" calcext:value-type="float">
            <text:p>0,00</text:p>
          </table:table-cell>
          <table:table-cell table:formula="of:=[.$E32]*([.$H$3] -1)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fur Nerd Font" svg:font-family="'Monofur Nerd Font'" style:font-pitch="fixed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Sans" svg:font-family="SourceSans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0:44:41.264519870</meta:creation-date>
    <dc:date>2022-12-07T17:39:44.893621080</dc:date>
    <meta:editing-duration>PT2H39M19S</meta:editing-duration>
    <meta:editing-cycles>2</meta:editing-cycles>
    <meta:generator>LibreOffice/7.4.3.2$Linux_X86_64 LibreOffice_project/40$Build-2</meta:generator>
    <meta:document-statistic meta:table-count="1" meta:cell-count="167" meta:object-count="0"/>
  </office:meta>
</office:document-meta>
</file>